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loext:graphic-properties draw:fill-gradient-name="gradient" draw:fill-hatch-name="hatch"/>
    </style:style>
    <style:style style:name="P2" style:family="paragraph" style:parent-style-name="Text_20_body">
      <loext:graphic-properties draw:fill-gradient-name="gradient" draw:fill-hatch-name="hatch"/>
      <style:text-properties officeooo:rsid="00044681" officeooo:paragraph-rsid="00044681"/>
    </style:style>
    <style:style style:name="P3" style:family="paragraph" style:parent-style-name="Text_20_body">
      <loext:graphic-properties draw:fill-gradient-name="gradient" draw:fill-hatch-name="hatch"/>
      <style:text-properties officeooo:paragraph-rsid="00044681"/>
    </style:style>
    <style:style style:name="P4" style:family="paragraph" style:parent-style-name="Text_20_body" style:master-page-name="">
      <loext:graphic-properties draw:fill-gradient-name="gradient" draw:fill-hatch-name="hatch"/>
      <style:paragraph-properties style:page-number="auto"/>
    </style:style>
    <style:style style:name="P5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rsid="00061c17" officeooo:paragraph-rsid="00061c17"/>
    </style:style>
    <style:style style:name="P6" style:family="paragraph" style:parent-style-name="Text_20_body">
      <style:paragraph-properties fo:line-height="150%"/>
      <style:text-properties fo:font-weight="bold" officeooo:rsid="00061c17" officeooo:paragraph-rsid="00061c17" style:font-weight-asian="bold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text-align="justify" style:justify-single-word="false"/>
      <style:text-properties fo:font-weight="bold" officeooo:rsid="00061c17" officeooo:paragraph-rsid="00061c17" style:font-weight-asian="bold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fo:font-weight="bold" officeooo:rsid="00061c17" officeooo:paragraph-rsid="00061c17" style:font-weight-asian="bold" style:font-weight-complex="bold"/>
    </style:style>
    <style:style style:name="P9" style:family="paragraph" style:parent-style-name="Text_20_body">
      <style:paragraph-properties fo:line-height="150%"/>
      <style:text-properties officeooo:paragraph-rsid="00061c17"/>
    </style:style>
    <style:style style:name="P10" style:family="paragraph">
      <style:paragraph-properties fo:text-align="center"/>
    </style:style>
    <style:style style:name="T1" style:family="text">
      <style:text-properties officeooo:rsid="00061c17"/>
    </style:style>
    <style:style style:name="T2" style:family="text">
      <style:text-properties fo:font-weight="bold" officeooo:rsid="00061c1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sercizi: costruzione di frasi semplici, forma attiva e passiva</text:p>
      <text:p text:style-name="P6">Nome: <text:span text:style-name="T3">__________________________________________</text:span></text:p>
      <text:p text:style-name="P9"><text:span text:style-name="T2">Esercizio 1. </text:span><text:span text:style-name="T1">Abbina come preferisci i seguenti sostantivi (cioè crea delle coppie di parole) e costruisci frasi che le contengono.</text:span></text:p>
      <text:section text:style-name="Sect1" text:name="Sezione1">
        <text:p text:style-name="P4">Gatto</text:p>
        <text:p text:style-name="P1">Candela</text:p>
        <text:p text:style-name="P1">Penna</text:p>
        <text:p text:style-name="P1">Banco</text:p>
        <text:p text:style-name="P1">Farina</text:p>
        <text:p text:style-name="P1">Pasta</text:p>
        <text:p text:style-name="P1">Molletta</text:p>
        <text:p text:style-name="P1">Bottiglia</text:p>
        <text:p text:style-name="P1"><draw:line text:anchor-type="paragraph" draw:z-index="0" draw:name="Linea 1" draw:style-name="gr1" draw:text-style-name="P10" svg:x1="1.042cm" svg:y1="5.132cm" svg:x2="8.5cm" svg:y2="0.31cm"><text:p/></draw:line>Sciarpa</text:p>
        <text:p text:style-name="P1">Cuffie</text:p>
        <text:p text:style-name="P1">Pantaloni</text:p>
        <text:p text:style-name="P1">Carta</text:p>
        <text:p text:style-name="P1">Lavagna</text:p>
        <text:p text:style-name="P1">Divano</text:p>
        <text:p text:style-name="P1">Libro</text:p>
        <text:p text:style-name="P1">Barattolo</text:p>
        <text:p text:style-name="P1">Albero</text:p>
        <text:p text:style-name="P3">Mare</text:p>
        <text:p text:style-name="P1">Cielo</text:p>
        <text:p text:style-name="P1">Gioco</text:p>
        <text:p text:style-name="P1">Computer</text:p>
        <text:p text:style-name="P1">Telefono</text:p>
        <text:p text:style-name="P1">Cibo</text:p>
        <text:p text:style-name="P1">Scarpe</text:p>
        <text:p text:style-name="P1">Automobile</text:p>
        <text:p text:style-name="P1">Giardino</text:p>
        <text:p text:style-name="P1">Porta</text:p>
        <text:p text:style-name="P1">Orologio</text:p>
        <text:p text:style-name="P1">Ristorante</text:p>
        <text:p text:style-name="P1">Pianeta</text:p>
        <text:p text:style-name="P1">Animale</text:p>
        <text:p text:style-name="P1">Strada</text:p>
        <text:p text:style-name="P1">Cavallo</text:p>
        <text:p text:style-name="P1">Lampada</text:p>
        <text:p text:style-name="P1">Giocattolo</text:p>
        <text:p text:style-name="P1">Vestito</text:p>
        <text:p text:style-name="P1">Mercato</text:p>
        <text:p text:style-name="P1">Giocatore</text:p>
        <text:p text:style-name="P1">Ricetta</text:p>
        <text:p text:style-name="P1">Sogno</text:p>
      </text:section>
      <text:p text:style-name="P2"><text:span text:style-name="T4">Esempio.</text:span> <text:span text:style-name="T1">C</text:span>ollegando <text:s/>“<text:span text:style-name="T1">Libro” e “Ristorante” possiamo creare:</text:span></text:p>
      <text:p text:style-name="P5">Ieri sera ho dimenticato il libro al ristorante.</text:p>
      <text:p text:style-name="P7">Esercizio 2. <text:span text:style-name="T3">Trasforma, se è possibile, le frasi che hai scritto dalla forma attiva alla forma passiva e viceversa.</text:span></text:p>
      <text:p text:style-name="P7"><text:span text:style-name="T4">Esempio.</text:span><text:span text:style-name="T3"> Trasformando la frase precedente in forma passiva otteniamo:</text:span></text:p>
      <text:p text:style-name="P8"><text:span text:style-name="T3">Ieri sera il libro è stato dimenticato da me al ristoran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9:34:14.725714698</meta:creation-date>
    <dc:date>2024-10-15T19:52:07.486129091</dc:date>
    <meta:editing-duration>PT7M33S</meta:editing-duration>
    <meta:editing-cycles>3</meta:editing-cycles>
    <meta:generator>LibreOffice/7.3.7.2$Linux_X86_64 LibreOffice_project/30$Build-2</meta:generator>
    <meta:print-date>2024-10-15T19:51:04.797284616</meta:print-date>
    <meta:document-statistic meta:table-count="0" meta:image-count="0" meta:object-count="0" meta:page-count="1" meta:paragraph-count="48" meta:word-count="125" meta:character-count="862" meta:non-whitespace-character-count="784"/>
  </office:meta>
</office:document-meta>
</file>